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2aa9a" officeooo:paragraph-rsid="0012aa9a"/>
    </style:style>
    <style:style style:name="P2" style:family="paragraph" style:parent-style-name="Standard">
      <style:text-properties fo:language="en" fo:country="US" officeooo:rsid="0013a3bb" officeooo:paragraph-rsid="0013a3bb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ort cuts</text:p>
      <text:p text:style-name="P2"/>
      <text:p text:style-name="P2">Ctrl + O<text:tab/>Open file</text:p>
      <text:p text:style-name="P2">Ctrl + S<text:tab/>Save annotation</text:p>
      <text:p text:style-name="P2">Left Arrow<text:tab/>Next image level</text:p>
      <text:p text:style-name="P2">Right Arrow<text:tab/>Previous image level</text:p>
      <text:p text:style-name="P2">Tabelator<text:tab/>Detect aneurysm</text:p>
      <text:p text:style-name="P2">Space<text:tab/><text:tab/>Detect aneurysm (test icon)</text:p>
      <text:p text:style-name="P2">Ctrl + A<text:tab/>Create new annotation</text:p>
      <text:p text:style-name="P2">Ctrl + D<text:tab/>Delete selected annotation</text:p>
      <text:p text:style-name="P2">Ctrl + plus<text:tab/>Zoom In</text:p>
      <text:p text:style-name="P2">Ctrl + minus<text:tab/>Zoom Out</text:p>
      <text:p text:style-name="P2">Alt + X<text:tab/>Exit</text:p>
      <text:p text:style-name="P2">Ctrl + H<text:tab/>Help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mm" style:wrap="none" style:vertical-pos="middle" style:vertical-rel="line" fo:background-color="transparent" draw:fill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09:16:17.023000000</meta:creation-date>
    <dc:date>2025-01-31T09:23:11.614000000</dc:date>
    <meta:editing-duration>PT5H20M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3" meta:word-count="60" meta:character-count="300" meta:non-whitespace-character-count="252"/>
  </office:meta>
</office:document-meta>
</file>